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B0000062B3413FE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4cm" svg:height="20.565cm" svg:x="3.4cm" svg:y="0.235cm">
          <draw:image xlink:href="Pictures/100002010000066B0000062B3413FE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14.845cm" svg:height="1.991cm" svg:x="7.555cm" svg:y="9.009cm">
          <draw:text-box>
            <text:p text:style-name="P1"><text:span text:style-name="T1">progclub.inf.ed.ac.u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5:24:34.907592862</meta:creation-date>
    <dc:date>2018-01-22T16:16:21.534044531</dc:date>
    <meta:editing-duration>PT9M24S</meta:editing-duration>
    <meta:editing-cycles>5</meta:editing-cycles>
    <meta:generator>LibreOffice/4.2.8.2$Linux_X86_64 LibreOffice_project/420m0$Build-2</meta:generator>
    <meta:document-statistic meta:object-count="27"/>
  </office:meta>
</office:document-meta>
</file>